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opacity="100%" draw:opacity-name="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42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6.4cm" svg:height="1.2cm" svg:x="3.8cm" svg:y="5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4cm" svg:y="11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7.9cm" svg:y="11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4cm" svg:y="16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8cm" svg:height="1.6cm" svg:x="17.2cm" svg:y="10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6cm" svg:height="1.8cm" svg:x="16.8cm" svg:y="16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4cm" svg:height="2cm" svg:x="22.4cm" svg:y="13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3.581cm" svg:x="0.34cm" svg:y="0.8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(x,y)</text:span><text:span text:style-name="T1"><text:tab/></text:span><text:span text:style-name="T1"><text:tab/></text:span><text:span text:style-name="T1"><text:tab/></text:span><text:span text:style-name="T1">tcg_GetElementOverPosition(tcg, x, y)</text:span><text:span text:style-name="T1"><text:tab/></text:span><text:span text:style-name="T1"><text:tab/></text:span><text:span text:style-name="T1">Element-Index, if (x,y) is above an element</text:span></text:p>
            <text:p><text:span text:style-name="T1"><text:tab/></text:span><text:span text:style-name="T1">S(Element-Index)</text:span><text:span text:style-name="T1"><text:tab/></text:span><text:span text:style-name="T1">tcg_IsSelected(tcg, idx) </text:span><text:span text:style-name="T1"><text:tab/></text:span><text:span text:style-name="T1"><text:tab/></text:span><text:span text:style-name="T1"><text:tab/></text:span><text:span text:style-name="T1"><text:tab/></text:span><text:span text:style-name="T1">True, if the element is select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cm" svg:y1="6.4cm" svg:x2="5.7cm" svg:y2="8.2cm" draw:start-shape="id1" draw:start-glue-point="2" draw:end-shape="id2" draw:end-glue-point="4" svg:d="M7000 6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7cm" svg:y1="8.8cm" svg:x2="4.2cm" svg:y2="11.6cm" draw:start-shape="id2" draw:start-glue-point="8" draw:end-shape="id3" draw:end-glue-point="0" svg:d="M5700 8800c0 2088-1500 688-1500 2800" svg:viewBox="0 0 1501 2801">
          <text:p text:style-name="P1"><text:span text:style-name="T2">E(x,y) &lt; 0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cm" svg:y1="12.7cm" svg:x2="7cm" svg:y2="6.4cm" draw:start-shape="id3" draw:start-glue-point="1" draw:end-shape="id1" draw:end-glue-point="2" svg:d="M6000 12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cm" svg:y1="16.4cm" svg:x2="7cm" svg:y2="6.4cm" draw:start-shape="id4" draw:start-glue-point="0" draw:end-shape="id1" draw:end-glue-point="2" svg:d="M7000 16400v-10000" svg:viewBox="0 0 1 10001">
          <text:p text:style-name="P1"><text:span text:style-name="T2">U</text:span></text:p>
        </draw:connector>
        <draw:connector draw:style-name="gr10" draw:text-style-name="P5" draw:layer="layout" draw:type="curve" svg:x1="7.9cm" svg:y1="12.7cm" svg:x2="7cm" svg:y2="6.4cm" draw:start-shape="id5" draw:start-glue-point="3" draw:end-shape="id1" draw:end-glue-point="2" svg:d="M7900 12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2cm" svg:y1="13.8cm" svg:x2="4.4cm" svg:y2="17.3cm" draw:start-shape="id3" draw:start-glue-point="2" draw:end-shape="id4" draw:end-glue-point="3" svg:d="M4200 13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9.95cm" svg:y1="13.8cm" svg:x2="9.6cm" svg:y2="17.3cm" draw:start-shape="id5" draw:start-glue-point="2" draw:end-shape="id4" draw:end-glue-point="1" svg:d="M9950 13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2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cm" svg:y1="8.5cm" svg:x2="3.5cm" svg:y2="9.5cm" draw:start-shape="id2" draw:start-glue-point="6" draw:end-shape="id6" draw:end-glue-point="10" svg:d="M5400 8500c-1423 0-474 1000-1900 1000" svg:viewBox="0 0 1901 1001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3.2cm" svg:y1="9.2cm" svg:x2="3.8cm" svg:y2="5.8cm" draw:start-shape="id6" draw:start-glue-point="4" draw:end-shape="id1" draw:end-glue-point="3" svg:d="M3200 9200c0-2267 200-3400 600-3400" svg:viewBox="0 0 601 3401">
          <text:p text:style-name="P1"><text:span text:style-name="T2">S(E(x,y)) = 1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2.9cm" svg:y1="9.5cm" svg:x2="3.78cm" svg:y2="5.8cm" draw:start-shape="id6" draw:start-glue-point="6" svg:d="M2900 9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S(E(x,y)) = 0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6.969cm" svg:y1="6.391cm" svg:x2="11.3cm" svg:y2="8.2cm" draw:end-shape="id7" draw:end-glue-point="4" svg:d="M6969 6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3cm" svg:y1="8.8cm" svg:x2="9.95cm" svg:y2="11.6cm" draw:start-shape="id7" draw:start-glue-point="8" draw:end-shape="id5" svg:d="M11300 8800c0 2088-1350 688-1350 2800" svg:viewBox="0 0 1351 2801">
          <text:p text:style-name="P1"><text:span text:style-name="T2">E(x,y) &lt; 0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8" draw:id="id8" draw:layer="layout" svg:width="0.6cm" svg:height="0.6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6cm" svg:y1="8.5cm" svg:x2="14.088cm" svg:y2="13.888cm" draw:start-shape="id7" draw:start-glue-point="10" draw:end-shape="id8" draw:end-glue-point="5" svg:d="M11600 8500c1801 0 558 5388 2488 5388" svg:viewBox="0 0 2489 5389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14.3cm" svg:y1="13.8cm" svg:x2="17.2cm" svg:y2="11.6cm" draw:start-shape="id8" draw:start-glue-point="4" draw:end-shape="id9" draw:end-glue-point="3" svg:d="M14300 13800c0-1467 966-2200 2900-2200" svg:viewBox="0 0 2901 2201">
          <text:p text:style-name="P1"><text:span text:style-name="T2">S(E(x,y)) = 0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1 → S(E(x,y))</text:span></text:p>
        </draw:connector>
        <draw:connector draw:style-name="gr11" draw:text-style-name="P6" draw:layer="layout" draw:type="curve" svg:x1="14.3cm" svg:y1="14.4cm" svg:x2="16.8cm" svg:y2="17.1cm" draw:start-shape="id8" draw:start-glue-point="8" draw:end-shape="id10" draw:end-glue-point="3" svg:d="M14300 14400c0 1800 833 2700 2500 2700" svg:viewBox="0 0 2501 2701">
          <text:p text:style-name="P1"><text:span text:style-name="T2">S(E(x,y)) = 1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cm" svg:y1="11.6cm" svg:x2="24.6cm" svg:y2="13.2cm" draw:start-shape="id9" draw:end-shape="id11" draw:end-glue-point="0" svg:d="M21000 11600c2400 0 3600 533 3600 1600" svg:viewBox="0 0 3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4cm" svg:y1="17.1cm" svg:x2="24.6cm" svg:y2="15.2cm" draw:start-shape="id10" draw:start-glue-point="1" draw:end-shape="id11" draw:end-glue-point="2" svg:d="M21400 17100c2134 0 3200-633 3200-1900" svg:viewBox="0 0 3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2.4cm" svg:y1="14.2cm" svg:x2="10.2cm" svg:y2="5.8cm" draw:start-shape="id11" draw:start-glue-point="3" draw:end-shape="id1" draw:end-glue-point="1" svg:d="M22400 14200c-9150 0-3050-8400-12200-8400" svg:viewBox="0 0 12201 8401">
          <text:p text:style-name="P1"><text:span text:style-name="T2">U</text:span></text:p>
        </draw:connector>
        <draw:connector draw:style-name="gr11" draw:text-style-name="P6" draw:layer="layout" draw:type="curve" svg:x1="24.6cm" svg:y1="15.2cm" svg:x2="26.8cm" svg:y2="14.2cm" draw:start-shape="id11" draw:start-glue-point="2" draw:end-shape="id11" draw:end-glue-point="1" svg:d="M24600 15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3.806cm" svg:x="16.058cm" svg:y="4.6cm">
          <draw:text-box>
            <text:p>TCE Selection and Move State Machine</text:p>
            <text:list text:style-name="L1">
              <text:list-item>
                <text:p>Not available in GTK</text:p>
              </text:list-item>
              <text:list-item>
                <text:p>Available inJavascript &amp; QT?</text:p>
              </text:list-item>
              <text:list-item>
                <text:p>ca. 400 LOC</text:p>
              </text:list-item>
            </text:list>
            <text:p/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2.2$Linux_X86_64 LibreOffice_project/40m0$Build-2</meta:generator>
    <dc:date>2016-01-07T17:54:39.025962779</dc:date>
    <meta:editing-duration>PT12M46S</meta:editing-duration>
    <meta:editing-cycles>2</meta:editing-cycles>
    <meta:document-statistic meta:object-count="55"/>
  </office:meta>
</office:document-meta>
</file>